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4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4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4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4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5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5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4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4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5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4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5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4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4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5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4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5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4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4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4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4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5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4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4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4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4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5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4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4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4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4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5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4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4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5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4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5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5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4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4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5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5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5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4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4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4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4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4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4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4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4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4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4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5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5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 table:number-rows-repeated="104808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named-expressions/>
      <table:database-ranges>
        <table:database-range table:name="__Anonymous_Sheet_DB__0" table:target-range-address="Schreibhand.A1:Schreibhand.C476" table:display-filter-buttons="true">
          <table:filter>
            <table:filter-or>
              <table:filter-condition table:field-number="0" table:value="Lisa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.00.0000</text:date>, <text:time style:data-style-name="N2" text:time-value="0000-00-00T19:53:06.6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meta:creation-date>2006-09-16T14:57:30</meta:creation-date>
    <dc:creator>Markus Flingelli</dc:creator>
    <dc:date>2014-05-25T19:53:58.440000000</dc:date>
    <meta:editing-cycles>262</meta:editing-cycles>
    <meta:editing-duration>PT14H23M25S</meta:editing-duration>
    <meta:document-statistic meta:table-count="2" meta:cell-count="1128" meta:object-count="0"/>
    <meta:user-defined meta:name="Info 1"/>
    <meta:user-defined meta:name="Info 2"/>
    <meta:user-defined meta:name="Info 3"/>
    <meta:user-defined meta:name="Info 4"/>
  </office:meta>
</office:document-meta>
</file>